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rezi.com/view/al3OUfefR8sC3Hu8dcRx/" text:style-name="Internet_20_link" text:visited-style-name="Visited_20_Internet_20_Link">https://prezi.com/view/al3OUfefR8sC3Hu8dcRx/</text:a>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0:26:57.144000000</meta:creation-date>
    <dc:date>2024-10-24T10:27:12.527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4"/>
    <meta:generator>LibreOffice/7.6.1.2$Windows_X86_64 LibreOffice_project/f5defcebd022c5bc36bbb79be232cb6926d8f674</meta:generator>
  </office:meta>
</office:document-meta>
</file>